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36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5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6" style:family="table-cell" style:parent-style-name="Default">
      <style:text-properties fo:font-size="8.5pt" style:font-size-asian="8.5pt" style:font-size-complex="8.5pt"/>
    </style:style>
    <style:style style:name="ce47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58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59" style:family="table-cell" style:parent-style-name="Default">
      <style:table-cell-properties fo:background-color="#ffff00"/>
      <style:text-properties fo:font-size="8.5pt" fo:font-style="italic" style:font-size-asian="8.5pt" style:font-style-asian="italic" style:font-size-complex="8.5pt" style:font-style-complex="italic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1"/>
          <table:table-cell table:style-name="ce42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2-23">
            <text:p>2009-02-23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2-23">
            <text:p>2009-02-23</text:p>
          </table:table-cell>
          <table:table-cell table:style-name="ce19"/>
          <table:table-cell table:style-name="ce26"/>
          <table:table-cell/>
          <table:table-cell table:style-name="ce3"/>
          <table:table-cell/>
          <table:table-cell table:style-name="ce17" table:formula="oooc:=[.D3]" office:value-type="date" office:date-value="2009-02-23">
            <text:p>2009-02-23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50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9" office:value-type="string">
            <text:p>GeoLevelActive</text:p>
          </table:table-cell>
          <table:table-cell table:style-name="ce19" office:value-type="string">
            <text:p>INTEGER NOT NULL DEFAULT 0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Transport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Communications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Relief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Agricultural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WaterSuppl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Sewerage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Education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 table:number-columns-repeated="2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26" table:number-columns-repeated="2"/>
          <table:table-cell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3" office:value-type="string">
            <text:p>SectorPower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number-columns-repeated="3"/>
          <table:table-cell table:style-name="ce3" office:value-type="string">
            <text:p>SectorIndustr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Field</text:p>
          </table:table-cell>
          <table:covered-table-cell table:style-name="ce40"/>
          <table:table-cell/>
          <table:table-cell table:style-name="ce3" office:value-type="string">
            <text:p>SectorHealth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/>
          <table:table-cell table:style-name="ce4" office:value-type="string">
            <text:p>SectorOtherQ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3"/>
          <table:table-cell table:style-name="ce3" table:formula="oooc:=[.Q66]" office:value-type="string" office:string-value="EEGroupId">
            <text:p>EEGroupId</text:p>
          </table:table-cell>
          <table:table-cell table:style-name="ce19" table:formula="oooc:=[.R66]" office:value-type="string" office:string-value="VARCHAR(30)">
            <text:p>VARCHAR(30)</text:p>
          </table:table-cell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/>
          <table:table-cell table:style-name="ce43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number-columns-repeated="3"/>
          <table:table-cell table:style-name="ce3"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number-columns-repeated="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Q70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5"/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3">
          <table:table-cell table:number-columns-repeated="12"/>
          <table:table-cell table:style-name="ce26"/>
          <table:table-cell table:number-columns-repeated="5"/>
          <table:table-cell table:style-name="ce26"/>
          <table:table-cell table:number-columns-repeated="237"/>
        </table:table-row>
        <table:table-row table:style-name="ro1">
          <table:table-cell table:number-columns-repeated="12"/>
          <table:table-cell table:style-name="ce26" table:number-columns-repeated="7"/>
          <table:table-cell table:number-columns-repeated="23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46"/>
        <table:table-column table:style-name="co27" table:default-cell-style-name="ce46"/>
        <table:table-column table:style-name="co25" table:number-columns-repeated="254" table:default-cell-style-name="ce46"/>
        <table:table-row table:style-name="ro2">
          <table:table-cell table:style-name="ce44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2">
          <table:table-cell table:style-name="ce45" table:formula="oooc:=[Tables.D3]" office:value-type="date" office:date-value="2009-02-23">
            <text:p>2009-02-23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3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2">
          <table:table-cell/>
          <table:table-cell table:style-name="ce51" office:value-type="string">
            <text:p>);</text:p>
          </table:table-cell>
          <table:table-cell table:number-columns-repeated="254"/>
        </table:table-row>
        <table:table-row table:style-name="ro2">
          <table:table-cell table:style-name="ce47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2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2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2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2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2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2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2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2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2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2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2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2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2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2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2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2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2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2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2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2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2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2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3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 table:number-rows-repeated="417">
          <table:table-cell table:style-name="Default"/>
          <table:table-cell table:number-columns-repeated="255"/>
        </table:table-row>
        <table:table-row table:style-name="ro2" table:number-rows-repeated="650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6"/>
        <table:table-row table:style-name="ro3">
          <table:table-cell table:style-name="ce44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3">
          <table:table-cell table:style-name="ce45" table:formula="oooc:=[Tables.D3]" office:value-type="date" office:date-value="2009-02-23">
            <text:p>2009-02-23</text:p>
          </table:table-cell>
          <table:table-cell table:number-columns-repeated="145"/>
        </table:table-row>
        <table:table-row table:style-name="ro3">
          <table:table-cell office:value-type="string">
            <text:p>*/</text:p>
          </table:table-cell>
          <table:table-cell table:number-columns-repeated="145"/>
        </table:table-row>
        <table:table-row table:style-name="ro3">
          <table:table-cell table:number-columns-repeated="146"/>
        </table:table-row>
        <table:table-row table:style-name="ro3">
          <table:table-cell table:style-name="ce47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3">
          <table:table-cell table:style-name="ce48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3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3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3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3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3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3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3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3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3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3">
          <table:table-cell table:style-name="ce47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3">
          <table:table-cell table:style-name="Default"/>
          <table:table-cell table:number-columns-repeated="145"/>
        </table:table-row>
        <table:table-row table:style-name="ro3">
          <table:table-cell table:style-name="ce47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3">
          <table:table-cell table:style-name="ce48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3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3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3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3">
          <table:table-cell table:style-name="ce47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3">
          <table:table-cell table:style-name="Default"/>
          <table:table-cell table:number-columns-repeated="145"/>
        </table:table-row>
        <table:table-row table:style-name="ro3">
          <table:table-cell table:style-name="ce47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3">
          <table:table-cell table:style-name="ce48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3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3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3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3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3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3">
          <table:table-cell table:style-name="ce47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3">
          <table:table-cell table:style-name="Default"/>
          <table:table-cell table:number-columns-repeated="145"/>
        </table:table-row>
        <table:table-row table:style-name="ro3">
          <table:table-cell table:style-name="ce47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3">
          <table:table-cell table:style-name="ce48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3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3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3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3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3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3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3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3">
          <table:table-cell table:style-name="ce47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3">
          <table:table-cell table:style-name="Default"/>
          <table:table-cell table:number-columns-repeated="145"/>
        </table:table-row>
        <table:table-row table:style-name="ro3">
          <table:table-cell table:style-name="ce47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3">
          <table:table-cell table:style-name="ce48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3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3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3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3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3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3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3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3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3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3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3">
          <table:table-cell table:style-name="ce47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3">
          <table:table-cell table:style-name="Default"/>
          <table:table-cell table:number-columns-repeated="145"/>
        </table:table-row>
        <table:table-row table:style-name="ro3">
          <table:table-cell table:style-name="ce47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3">
          <table:table-cell table:style-name="ce48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3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3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3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3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3">
          <table:table-cell table:style-name="ce47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3">
          <table:table-cell table:style-name="Default"/>
          <table:table-cell table:number-columns-repeated="145"/>
        </table:table-row>
        <table:table-row table:style-name="ro3">
          <table:table-cell table:style-name="ce47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3">
          <table:table-cell table:style-name="ce48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3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3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6" table:number-columns-repeated="2"/>
          <table:table-cell table:number-columns-repeated="143"/>
        </table:table-row>
        <table:table-row table:style-name="ro3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6" table:number-columns-repeated="2"/>
          <table:table-cell table:number-columns-repeated="143"/>
        </table:table-row>
        <table:table-row table:style-name="ro3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6" table:number-columns-repeated="2"/>
          <table:table-cell table:number-columns-repeated="143"/>
        </table:table-row>
        <table:table-row table:style-name="ro3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6" table:number-columns-repeated="2"/>
          <table:table-cell table:number-columns-repeated="143"/>
        </table:table-row>
        <table:table-row table:style-name="ro3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style-name="ce46" table:number-columns-repeated="2"/>
          <table:table-cell table:number-columns-repeated="143"/>
        </table:table-row>
        <table:table-row table:style-name="ro3">
          <table:table-cell table:style-name="ce47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3">
          <table:table-cell table:style-name="Default"/>
          <table:table-cell table:number-columns-repeated="145"/>
        </table:table-row>
        <table:table-row table:style-name="ro3">
          <table:table-cell table:style-name="ce47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3">
          <table:table-cell table:style-name="ce48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3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3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3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3">
          <table:table-cell table:style-name="ce47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3">
          <table:table-cell table:number-columns-repeated="146"/>
        </table:table-row>
        <table:table-row table:style-name="ro3">
          <table:table-cell table:style-name="ce49" office:value-type="string">
            <text:p>/* Set initial values */</text:p>
          </table:table-cell>
          <table:table-cell table:number-columns-repeated="145"/>
        </table:table-row>
        <table:table-row table:style-name="ro3">
          <table:table-cell table:style-name="ce50" office:value-type="string">
            <text:p>INSERT INTO User VALUES ('root', <text:a xlink:href="mailto:'root@localhost">'root@localhost</text:a>', 'root', 'Portal Administrator', '', '', '', '2008-01-01', '', 1);</text:p>
          </table:table-cell>
          <table:table-cell table:number-columns-repeated="145"/>
        </table:table-row>
        <table:table-row table:style-name="ro3">
          <table:table-cell table:style-name="ce50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3">
          <table:table-cell table:style-name="ce50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3" table:number-rows-repeated="65440">
          <table:table-cell table:number-columns-repeated="146"/>
        </table:table-row>
        <table:table-row table:style-name="ro3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6"/>
        <table:table-row table:style-name="ro3">
          <table:table-cell table:style-name="ce44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3">
          <table:table-cell table:style-name="ce45" table:formula="oooc:=[Tables.D3]" office:value-type="date" office:date-value="2009-02-23">
            <text:p>2009-02-23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N7]; &quot; &quot;; [Tables.O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8]; &quot; &quot;; [Tables.O8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N9]; &quot; &quot;; [Tables.O9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11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2" table:formula="oooc:=CONCATENATE([BASE.$B$2]; &quot;'&quot;; [Tables.N11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N12]; &quot; &quot;; [Tables.O12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3">
          <table:table-cell table:formula="oooc:=CONCATENATE([Tables.N13]; &quot; &quot;; [Tables.O13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N14]; &quot; &quot;; [Tables.O1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15]; &quot; &quot;; [Tables.O1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N16]; &quot; &quot;; [Tables.O1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N17]; &quot; &quot;; [Tables.O17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3">
          <table:table-cell table:formula="oooc:=CONCATENATE([Tables.N18]; &quot; &quot;; [Tables.O18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3">
          <table:table-cell table:formula="oooc:=CONCATENATE([Tables.N19]; &quot; &quot;; [Tables.O19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N20]; &quot; &quot;; [Tables.O20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N21]; &quot; &quot;; [Tables.O21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N22]; &quot; &quot;; [Tables.O22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12];&quot;','&quot;; [Tables.N13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24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BASE.$B$2]; &quot;'&quot;; [Tables.N24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N25]; &quot; &quot;; [Tables.O25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3">
          <table:table-cell table:formula="oooc:=CONCATENATE([Tables.N26]; &quot; &quot;; [Tables.O26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N27]; &quot; &quot;; [Tables.O2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28]; &quot; &quot;; [Tables.O28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N29]; &quot; &quot;; [Tables.O29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N30]; &quot; &quot;; [Tables.O30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3">
          <table:table-cell table:formula="oooc:=CONCATENATE([Tables.N31]; &quot; &quot;; [Tables.O31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3">
          <table:table-cell table:formula="oooc:=CONCATENATE([Tables.N32]; &quot; &quot;; [Tables.O32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N33]; &quot; &quot;; [Tables.O33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N34]; &quot; &quot;; [Tables.O34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N35]; &quot; &quot;; [Tables.O35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25];&quot;','&quot;; [Tables.N26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38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3">
          <table:table-cell table:style-name="ce54" table:formula="oooc:=CONCATENATE([BASE.$B$2]; &quot;'&quot;; [Tables.N38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3">
          <table:table-cell table:formula="oooc:=CONCATENATE([Tables.N39]; &quot; &quot;; [Tables.O39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3">
          <table:table-cell table:formula="oooc:=CONCATENATE([Tables.N40]; &quot; &quot;; [Tables.O40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N41]; &quot; &quot;; [Tables.O41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42]; &quot; &quot;; [Tables.O42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3">
          <table:table-cell table:formula="oooc:=CONCATENATE([Tables.N43]; &quot; &quot;; [Tables.O43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3">
          <table:table-cell table:formula="oooc:=CONCATENATE([Tables.N44]; &quot; &quot;; [Tables.O44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3">
          <table:table-cell table:formula="oooc:=CONCATENATE([Tables.N45]; &quot; &quot;; [Tables.O45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3">
          <table:table-cell table:formula="oooc:=CONCATENATE([Tables.N46]; &quot; &quot;; [Tables.O46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3">
          <table:table-cell table:formula="oooc:=CONCATENATE([Tables.N47]; &quot; &quot;; [Tables.O47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39];&quot;','&quot;;[Tables.N40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49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3">
          <table:table-cell table:style-name="ce54" table:formula="oooc:=CONCATENATE([BASE.$B$2]; &quot;'&quot;; [Tables.N49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3">
          <table:table-cell table:formula="oooc:=CONCATENATE([Tables.N50]; &quot; &quot;; [Tables.O50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3">
          <table:table-cell table:formula="oooc:=CONCATENATE([Tables.N51]; &quot; &quot;; [Tables.O51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N52]; &quot; &quot;; [Tables.O5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53]; &quot; &quot;; [Tables.O53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3">
          <table:table-cell table:formula="oooc:=CONCATENATE([Tables.N54]; &quot; &quot;; [Tables.O54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3">
          <table:table-cell table:formula="oooc:=CONCATENATE([Tables.N55]; &quot; &quot;; [Tables.O55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3">
          <table:table-cell table:formula="oooc:=CONCATENATE([Tables.N56]; &quot; &quot;; [Tables.O56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50];&quot;','&quot;;[Tables.N51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3">
          <table:table-cell table:formula="oooc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3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3">
          <table:table-cell table:formula="oooc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3">
          <table:table-cell table:formula="oooc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3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3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3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3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3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3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3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3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3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3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3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3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3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3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3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3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3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3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3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3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3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3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3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3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3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3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3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3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3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3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3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3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3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3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3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3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3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3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3">
          <table:table-cell table:formula="oooc:=CONCATENATE([Tables.Q49]; &quot; &quot;; [Tables.R49]; &quot;, &quot;)" office:value-type="string" office:string-value="SectorTransportQ INTEGER, ">
            <text:p>SectorTransportQ INTEGER, </text:p>
          </table:table-cell>
          <table:table-cell table:number-columns-repeated="255"/>
        </table:table-row>
        <table:table-row table:style-name="ro3">
          <table:table-cell table:formula="oooc:=CONCATENATE([Tables.Q50]; &quot; &quot;; [Tables.R50]; &quot;, &quot;)" office:value-type="string" office:string-value="SectorCommunicationsQ INTEGER, ">
            <text:p>SectorCommunicationsQ INTEGER, </text:p>
          </table:table-cell>
          <table:table-cell table:number-columns-repeated="255"/>
        </table:table-row>
        <table:table-row table:style-name="ro3">
          <table:table-cell table:formula="oooc:=CONCATENATE([Tables.Q51]; &quot; &quot;; [Tables.R51]; &quot;, &quot;)" office:value-type="string" office:string-value="SectorReliefQ INTEGER, ">
            <text:p>SectorReliefQ INTEGER, </text:p>
          </table:table-cell>
          <table:table-cell table:number-columns-repeated="255"/>
        </table:table-row>
        <table:table-row table:style-name="ro3">
          <table:table-cell table:formula="oooc:=CONCATENATE([Tables.Q52]; &quot; &quot;; [Tables.R52]; &quot;, &quot;)" office:value-type="string" office:string-value="SectorAgriculturalQ INTEGER, ">
            <text:p>SectorAgriculturalQ INTEGER, </text:p>
          </table:table-cell>
          <table:table-cell table:number-columns-repeated="255"/>
        </table:table-row>
        <table:table-row table:style-name="ro3">
          <table:table-cell table:formula="oooc:=CONCATENATE([Tables.Q53]; &quot; &quot;; [Tables.R53]; &quot;, &quot;)" office:value-type="string" office:string-value="SectorWaterSupplyQ INTEGER, ">
            <text:p>SectorWaterSupplyQ INTEGER, </text:p>
          </table:table-cell>
          <table:table-cell table:number-columns-repeated="255"/>
        </table:table-row>
        <table:table-row table:style-name="ro3">
          <table:table-cell table:formula="oooc:=CONCATENATE([Tables.Q54]; &quot; &quot;; [Tables.R54]; &quot;, &quot;)" office:value-type="string" office:string-value="SectorSewerageQ INTEGER, ">
            <text:p>SectorSewerageQ INTEGER, </text:p>
          </table:table-cell>
          <table:table-cell table:number-columns-repeated="255"/>
        </table:table-row>
        <table:table-row table:style-name="ro3">
          <table:table-cell table:formula="oooc:=CONCATENATE([Tables.Q55]; &quot; &quot;; [Tables.R55]; &quot;, &quot;)" office:value-type="string" office:string-value="SectorEducationQ INTEGER, ">
            <text:p>SectorEducationQ INTEGER, </text:p>
          </table:table-cell>
          <table:table-cell table:number-columns-repeated="255"/>
        </table:table-row>
        <table:table-row table:style-name="ro3">
          <table:table-cell table:formula="oooc:=CONCATENATE([Tables.Q56]; &quot; &quot;; [Tables.R56]; &quot;, &quot;)" office:value-type="string" office:string-value="SectorPowerQ INTEGER, ">
            <text:p>SectorPowerQ INTEGER, </text:p>
          </table:table-cell>
          <table:table-cell table:number-columns-repeated="255"/>
        </table:table-row>
        <table:table-row table:style-name="ro3">
          <table:table-cell table:formula="oooc:=CONCATENATE([Tables.Q57]; &quot; &quot;; [Tables.R57]; &quot;, &quot;)" office:value-type="string" office:string-value="SectorIndustryQ INTEGER, ">
            <text:p>SectorIndustryQ INTEGER, </text:p>
          </table:table-cell>
          <table:table-cell table:number-columns-repeated="255"/>
        </table:table-row>
        <table:table-row table:style-name="ro3">
          <table:table-cell table:formula="oooc:=CONCATENATE([Tables.Q58]; &quot; &quot;; [Tables.R58]; &quot;, &quot;)" office:value-type="string" office:string-value="SectorHealthQ INTEGER, ">
            <text:p>SectorHealthQ INTEGER, </text:p>
          </table:table-cell>
          <table:table-cell table:number-columns-repeated="255"/>
        </table:table-row>
        <table:table-row table:style-name="ro3">
          <table:table-cell table:formula="oooc:=CONCATENATE([Tables.Q59]; &quot; &quot;; [Tables.R59]; &quot;, &quot;)" office:value-type="string" office:string-value="SectorOtherQ INTEGER, ">
            <text:p>SectorOtherQ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Q65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Q65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3">
          <table:table-cell table:formula="oooc:=CONCATENATE([Tables.Q66]; &quot; &quot;; [Tables.R66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3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Q68]; &quot; &quot;; [Tables.R68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3">
          <table:table-cell table:formula="oooc:=CONCATENATE([Tables.Q69]; &quot; &quot;; [Tables.R69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3">
          <table:table-cell table:formula="oooc:=CONCATENATE([Tables.Q70]; &quot; &quot;; [Tables.R70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Q66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58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N58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3">
          <table:table-cell table:formula="oooc:=CONCATENATE([Tables.N59]; &quot; &quot;; [Tables.O59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3">
          <table:table-cell table:formula="oooc:=CONCATENATE([Tables.N60]; &quot; &quot;; [Tables.O6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61]; &quot; &quot;; [Tables.O6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3">
          <table:table-cell table:formula="oooc:=CONCATENATE([Tables.N62]; &quot; &quot;; [Tables.O62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3">
          <table:table-cell table:formula="oooc:=CONCATENATE([Tables.N63]; &quot; &quot;; [Tables.O63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3">
          <table:table-cell table:formula="oooc:=CONCATENATE([Tables.N64]; &quot; &quot;; [Tables.O64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3">
          <table:table-cell table:formula="oooc:=CONCATENATE([Tables.N65]; &quot; &quot;; [Tables.O65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3">
          <table:table-cell table:formula="oooc:=CONCATENATE([Tables.N66]; &quot; &quot;; [Tables.O66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3">
          <table:table-cell table:formula="oooc:=CONCATENATE([Tables.N67]; &quot; &quot;; [Tables.O67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59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3">
          <table:table-cell table:formula="oooc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3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N69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3">
          <table:table-cell table:style-name="ce56" table:formula="oooc:=CONCATENATE([BASE.$B$2]; &quot;'&quot;; [Tables.N69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3">
          <table:table-cell table:formula="oooc:=CONCATENATE([Tables.N70]; &quot; &quot;; [Tables.O70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3">
          <table:table-cell table:formula="oooc:=CONCATENATE([Tables.N71]; &quot; &quot;; [Tables.O71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3">
          <table:table-cell table:formula="oooc:=CONCATENATE([Tables.N72]; &quot; &quot;; [Tables.O72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3">
          <table:table-cell table:formula="oooc:=CONCATENATE([Tables.N73]; &quot; &quot;; [Tables.O73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 table:number-rows-repeated="2">
          <table:table-cell table:style-name="Default"/>
          <table:table-cell table:number-columns-repeated="255"/>
        </table:table-row>
        <table:table-row table:style-name="ro3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DBVersion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RegCountry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18NFirstLang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18NThirdLang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SyncMasterURL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SyncLastupdat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PeriodEndDat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nfoAdminURL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Credits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General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Sources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Synopsis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Geography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ImageLogo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ImageIcon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inX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inY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axX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axY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Info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vent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Cause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GeoLevel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Disaster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EField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EData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EGroup','','','');</text:p>
          </table:table-cell>
          <table:table-cell table:number-columns-repeated="255"/>
        </table:table-row>
        <table:table-row table:style-name="ro3" table:number-rows-repeated="6532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3">02/23/2009</text:date>, <text:time>01:46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creator>Jhon Caicedo</dc:creator>
    <dc:date>2009-02-23T01:46:44</dc:date>
    <meta:printed-by>Mario Yandar</meta:printed-by>
    <meta:print-date>2008-05-09T11:50:49</meta:print-date>
    <meta:editing-cycles>307</meta:editing-cycles>
    <meta:editing-duration>P3DT13H17M2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08"/>
  </office:meta>
</office:document-meta>
</file>